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erif" svg:font-family="'DejaVu Serif'" style:font-family-generic="roman"/>
    <style:font-face style:name="DejaVu Sans" svg:font-family="'DejaVu Sans'" style:font-family-generic="swiss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d7b5" officeooo:paragraph-rsid="0013d7b5"/>
    </style:style>
    <style:style style:name="P2" style:family="paragraph" style:parent-style-name="Standard">
      <style:text-properties officeooo:rsid="00148072" officeooo:paragraph-rsid="00148072"/>
    </style:style>
    <style:style style:name="P3" style:family="paragraph" style:parent-style-name="Standard">
      <style:text-properties officeooo:rsid="00161aef" officeooo:paragraph-rsid="00161aef"/>
    </style:style>
    <style:style style:name="P4" style:family="paragraph" style:parent-style-name="Standard">
      <style:text-properties officeooo:rsid="00161aef" officeooo:paragraph-rsid="0029640e"/>
    </style:style>
    <style:style style:name="P5" style:family="paragraph" style:parent-style-name="Standard">
      <style:text-properties officeooo:rsid="00161aef" officeooo:paragraph-rsid="003c8fc5"/>
    </style:style>
    <style:style style:name="P6" style:family="paragraph" style:parent-style-name="Standard">
      <style:text-properties officeooo:rsid="00167bd2" officeooo:paragraph-rsid="00167bd2"/>
    </style:style>
    <style:style style:name="P7" style:family="paragraph" style:parent-style-name="Standard">
      <style:text-properties officeooo:rsid="00176379" officeooo:paragraph-rsid="00176379"/>
    </style:style>
    <style:style style:name="P8" style:family="paragraph" style:parent-style-name="Standard">
      <style:text-properties officeooo:rsid="00176379" officeooo:paragraph-rsid="00191c06"/>
    </style:style>
    <style:style style:name="P9" style:family="paragraph" style:parent-style-name="Standard">
      <style:text-properties officeooo:rsid="00191c06" officeooo:paragraph-rsid="00191c06"/>
    </style:style>
    <style:style style:name="P10" style:family="paragraph" style:parent-style-name="Standard">
      <style:text-properties officeooo:rsid="001aabf9" officeooo:paragraph-rsid="001aabf9"/>
    </style:style>
    <style:style style:name="P11" style:family="paragraph" style:parent-style-name="Standard">
      <style:text-properties officeooo:rsid="001b1a77" officeooo:paragraph-rsid="001b1a77"/>
    </style:style>
    <style:style style:name="P12" style:family="paragraph" style:parent-style-name="Standard">
      <style:text-properties officeooo:rsid="00210f25" officeooo:paragraph-rsid="00210f25"/>
    </style:style>
    <style:style style:name="P13" style:family="paragraph" style:parent-style-name="Standard">
      <style:text-properties officeooo:rsid="00247b6a" officeooo:paragraph-rsid="00247b6a"/>
    </style:style>
    <style:style style:name="P14" style:family="paragraph" style:parent-style-name="Standard">
      <style:text-properties officeooo:rsid="00266ba1" officeooo:paragraph-rsid="00266ba1"/>
    </style:style>
    <style:style style:name="P15" style:family="paragraph" style:parent-style-name="Standard">
      <style:text-properties officeooo:rsid="002b3d28" officeooo:paragraph-rsid="002b3d28"/>
    </style:style>
    <style:style style:name="P16" style:family="paragraph" style:parent-style-name="Standard">
      <style:text-properties officeooo:rsid="002e2624" officeooo:paragraph-rsid="002e2624"/>
    </style:style>
    <style:style style:name="P17" style:family="paragraph" style:parent-style-name="Standard">
      <style:text-properties officeooo:rsid="002fa838" officeooo:paragraph-rsid="002fa838"/>
    </style:style>
    <style:style style:name="P18" style:family="paragraph" style:parent-style-name="Standard">
      <style:text-properties officeooo:rsid="0034e0e8" officeooo:paragraph-rsid="0034e0e8"/>
    </style:style>
    <style:style style:name="P19" style:family="paragraph" style:parent-style-name="Standard">
      <style:text-properties officeooo:rsid="00375e27" officeooo:paragraph-rsid="00375e27"/>
    </style:style>
    <style:style style:name="P20" style:family="paragraph" style:parent-style-name="Standard">
      <style:text-properties officeooo:rsid="00375e27" officeooo:paragraph-rsid="003d8528"/>
    </style:style>
    <style:style style:name="P21" style:family="paragraph" style:parent-style-name="Standard">
      <style:text-properties officeooo:rsid="00389217" officeooo:paragraph-rsid="00389217"/>
    </style:style>
    <style:style style:name="P22" style:family="paragraph" style:parent-style-name="Standard">
      <style:text-properties officeooo:rsid="0038c954" officeooo:paragraph-rsid="0038c954"/>
    </style:style>
    <style:style style:name="P23" style:family="paragraph" style:parent-style-name="Standard">
      <style:text-properties officeooo:rsid="003a8880" officeooo:paragraph-rsid="003a8880"/>
    </style:style>
    <style:style style:name="P24" style:family="paragraph" style:parent-style-name="Standard">
      <style:text-properties officeooo:rsid="003a8880" officeooo:paragraph-rsid="003d8528"/>
    </style:style>
    <style:style style:name="P25" style:family="paragraph" style:parent-style-name="Standard">
      <style:text-properties officeooo:rsid="001ca5d9" officeooo:paragraph-rsid="003c8fc5"/>
    </style:style>
    <style:style style:name="P26" style:family="paragraph" style:parent-style-name="Standard">
      <style:text-properties officeooo:rsid="0040585f" officeooo:paragraph-rsid="003c8fc5"/>
    </style:style>
    <style:style style:name="P27" style:family="paragraph" style:parent-style-name="Standard" style:list-style-name="L1">
      <style:text-properties officeooo:rsid="00176379" officeooo:paragraph-rsid="00176379"/>
    </style:style>
    <style:style style:name="P28" style:family="paragraph" style:parent-style-name="Standard" style:list-style-name="L1">
      <style:text-properties officeooo:rsid="00148072" officeooo:paragraph-rsid="00148072"/>
    </style:style>
    <style:style style:name="P29" style:family="paragraph" style:parent-style-name="Standard" style:list-style-name="L2">
      <style:text-properties officeooo:rsid="0034e0e8" officeooo:paragraph-rsid="0034e0e8"/>
    </style:style>
    <style:style style:name="P30" style:family="paragraph" style:parent-style-name="Standard" style:list-style-name="L2">
      <style:text-properties officeooo:rsid="0035af6b" officeooo:paragraph-rsid="0035af6b"/>
    </style:style>
    <style:style style:name="P31" style:family="paragraph" style:parent-style-name="Standard" style:list-style-name="L3">
      <style:text-properties officeooo:rsid="0038c954" officeooo:paragraph-rsid="0038c954"/>
    </style:style>
    <style:style style:name="P32" style:family="paragraph" style:parent-style-name="Standard" style:list-style-name="L4">
      <style:text-properties officeooo:rsid="0038c954" officeooo:paragraph-rsid="0038c954"/>
    </style:style>
    <style:style style:name="P33" style:family="paragraph" style:parent-style-name="Standard" style:list-style-name="L5">
      <style:text-properties officeooo:rsid="003a8880" officeooo:paragraph-rsid="003d8528"/>
    </style:style>
    <style:style style:name="P34" style:family="paragraph" style:parent-style-name="Standard" style:list-style-name="L6">
      <style:text-properties officeooo:rsid="0040f814" officeooo:paragraph-rsid="0040f814"/>
    </style:style>
    <style:style style:name="P35" style:family="paragraph" style:parent-style-name="Standard" style:list-style-name="L6">
      <style:text-properties officeooo:rsid="00428192" officeooo:paragraph-rsid="00428192"/>
    </style:style>
    <style:style style:name="P36" style:family="paragraph" style:parent-style-name="Standard" style:list-style-name="L6">
      <style:text-properties officeooo:rsid="0043e78d" officeooo:paragraph-rsid="0043e78d"/>
    </style:style>
    <style:style style:name="T1" style:family="text">
      <style:text-properties officeooo:rsid="00191c06"/>
    </style:style>
    <style:style style:name="T2" style:family="text">
      <style:text-properties officeooo:rsid="001eb94f"/>
    </style:style>
    <style:style style:name="T3" style:family="text">
      <style:text-properties officeooo:rsid="0022a436"/>
    </style:style>
    <style:style style:name="T4" style:family="text">
      <style:text-properties officeooo:rsid="002ddfb9"/>
    </style:style>
    <style:style style:name="T5" style:family="text">
      <style:text-properties officeooo:rsid="002fa838"/>
    </style:style>
    <style:style style:name="T6" style:family="text">
      <style:text-properties officeooo:rsid="00305ed1"/>
    </style:style>
    <style:style style:name="T7" style:family="text">
      <style:text-properties officeooo:rsid="00321196"/>
    </style:style>
    <style:style style:name="T8" style:family="text">
      <style:text-properties officeooo:rsid="0036b204"/>
    </style:style>
    <style:style style:name="T9" style:family="text">
      <style:text-properties officeooo:rsid="003b08ad"/>
    </style:style>
    <style:style style:name="T10" style:family="text">
      <style:text-properties officeooo:rsid="003c385a"/>
    </style:style>
    <style:style style:name="T11" style:family="text">
      <style:text-properties officeooo:rsid="00488d52"/>
    </style:style>
    <style:style style:name="T12" style:family="text">
      <style:text-properties officeooo:rsid="004be012"/>
    </style:style>
    <style:style style:name="T13" style:family="text">
      <style:text-properties officeooo:rsid="0050df94"/>
    </style:style>
    <style:style style:name="T14" style:family="text">
      <style:text-properties officeooo:rsid="00511b08"/>
    </style:style>
    <style:style style:name="T15" style:family="text">
      <style:text-properties officeooo:rsid="005231ee"/>
    </style:style>
    <style:style style:name="T16" style:family="text">
      <style:text-properties officeooo:rsid="005240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7">a</text:span>na<text:span text:style-name="T6">LOG</text:span> - Enregistreur de données analogiques</text:p>
      <text:p text:style-name="P1"/>
      <text:p text:style-name="P1"><text:span text:style-name="T5">(</text:span>REC TEMP – Enregistreur de température<text:span text:style-name="T5">)</text:span></text:p>
      <text:p text:style-name="P1"/>
      <text:p text:style-name="P2">Au démarrage : 4 options :</text:p>
      <text:list xml:id="list4382725379447639909" text:style-name="L1">
        <text:list-item>
          <text:p text:style-name="P27">Calibrage</text:p>
        </text:list-item>
        <text:list-item>
          <text:p text:style-name="P28">Réglage de l'heure</text:p>
        </text:list-item>
        <text:list-item>
          <text:p text:style-name="P28">Démarrage</text:p>
        </text:list-item>
        <text:list-item>
          <text:p text:style-name="P28">Lecture</text:p>
        </text:list-item>
      </text:list>
      <text:p text:style-name="P2"/>
      <text:p text:style-name="P3">Calibrage</text:p>
      <text:p text:style-name="P3">- Température basse</text:p>
      <text:p text:style-name="P3">- Température haute</text:p>
      <text:p text:style-name="P15">On sélectionne l'une ou l'autre option et l'on saisit la température réelle.</text:p>
      <text:p text:style-name="P3"/>
      <text:p text:style-name="P6">Réglage de l'heure</text:p>
      <text:p text:style-name="P7">HH:MM</text:p>
      <text:p text:style-name="P7">En déplaçant le curseur de droite à gauche + haut et bas</text:p>
      <text:p text:style-name="P12">+ choix de l'intervalle de capture</text:p>
      <text:p text:style-name="P7"/>
      <text:p text:style-name="P8">Démarrage</text:p>
      <text:p text:style-name="P14">La liste de mesures est effacée de la NVRAM</text:p>
      <text:p text:style-name="P8"><text:span text:style-name="T1">Un</text:span> enregistrement toutes les <text:span text:style-name="T3">N</text:span> minutes</text:p>
      <text:p text:style-name="P9">288 enregistrements par jour (si 5 minutes <text:span text:style-name="T9">d'intervalle et un canal</text:span>)</text:p>
      <text:p text:style-name="P9"><text:span text:style-name="T10">→ </text:span>1.77 jours d'enregistrement</text:p>
      <text:p text:style-name="P13">Affichage de l'heure, de la température <text:span text:style-name="T4">et du numéro de l'enregistrement</text:span></text:p>
      <text:p text:style-name="P13">Un bouton permet d'activer ou couper l'éclairage</text:p>
      <text:p text:style-name="P9"/>
      <text:p text:style-name="P10">Lecture</text:p>
      <text:p text:style-name="P10">Export texte sur le port série <text:span text:style-name="T11">(données brutes ou calibrées)</text:span></text:p>
      <text:p text:style-name="P10"/>
      <text:p text:style-name="P11">NVRAM <text:span text:style-name="T2">(1024 octets)</text:span> :</text:p>
      <text:p text:style-name="P4"/>
      <text:p text:style-name="P18">Calibrage</text:p>
      <text:list xml:id="list4442051638546458327" text:style-name="L2">
        <text:list-item>
          <text:p text:style-name="P29">5 canaux</text:p>
          <text:list>
            <text:list-item>
              <text:p text:style-name="P30">In : 2 octets (10 bits)</text:p>
            </text:list-item>
            <text:list-item>
              <text:p text:style-name="P30">Out : 4 octets (<text:span text:style-name="T8">type </text:span>float) <text:span text:style-name="T12">accepter '–' et '.'</text:span></text:p>
            </text:list-item>
          </text:list>
        </text:list-item>
      </text:list>
      <text:p text:style-name="P19">Heure de démarrage</text:p>
      <text:list xml:id="list5166867423780836881" text:style-name="L3">
        <text:list-item>
          <text:p text:style-name="P31">Heure : 1 – 24 (5 bits)</text:p>
        </text:list-item>
        <text:list-item>
          <text:p text:style-name="P31">Minutes : 0 – 59 (6 bits)</text:p>
        </text:list-item>
      </text:list>
      <text:p text:style-name="P22">Nombre de canaux</text:p>
      <text:list xml:id="list4323500575466442484" text:style-name="L4">
        <text:list-item>
          <text:p text:style-name="P32">1 à 5 (3 bits)</text:p>
        </text:list-item>
      </text:list>
      <text:p text:style-name="P23">Intervalle</text:p>
      <text:list xml:id="list8593443823328390989" text:style-name="L5">
        <text:list-item>
          <text:p text:style-name="P33">1 à 60 (6 bits)</text:p>
        </text:list-item>
      </text:list>
      <text:p text:style-name="P24"/>
      <text:p text:style-name="P20">→ <text:span text:style-name="T13">64</text:span> octets</text:p>
      <text:p text:style-name="P21"/>
      <text:p text:style-name="P25">Liste des mesures</text:p>
      <text:p text:style-name="P26"><text:span text:style-name="T14">960</text:span> octets</text:p>
      <text:list xml:id="list9013975491082089738" text:style-name="L6">
        <text:list-item>
          <text:p text:style-name="P34"><text:span text:style-name="T14">480</text:span> mesures / 1 canal</text:p>
        </text:list-item>
        <text:list-item>
          <text:p text:style-name="P35"><text:span text:style-name="T15">96</text:span> mesures / 5 canaux</text:p>
        </text:list-item>
        <text:list-item>
          <text:p text:style-name="P36"><text:span text:style-name="T16">→ </text:span>Compression des données pour augmenter la capacité</text:p>
        </text:list-item>
      </text:list>
      <text:p text:style-name="P5"/>
      <text:p text:style-name="P3"/>
      <text:p text:style-name="P3"/>
      <text:p text:style-name="P3"/>
      <text:p text:style-name="P17"><text:soft-page-break/>EXTENSIONS FUTURES :</text:p>
      <text:p text:style-name="P17">Enregistrement de 5 canaux simultanés</text:p>
      <text:p text:style-name="P17">Compression des données enregistré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erif" svg:font-family="'DejaVu Serif'" style:font-family-generic="roman"/>
    <style:font-face style:name="DejaVu Sans" svg:font-family="'DejaVu Sans'" style:font-family-generic="swiss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1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1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1:00:57.591048317</meta:creation-date>
    <dc:date>2017-12-29T21:46:02.365672083</dc:date>
    <meta:editing-duration>PT4H22M30S</meta:editing-duration>
    <meta:editing-cycles>51</meta:editing-cycles>
    <meta:generator>LibreOffice/5.2.7.2$Linux_X86_64 LibreOffice_project/20$Build-2</meta:generator>
    <meta:document-statistic meta:table-count="0" meta:image-count="0" meta:object-count="0" meta:page-count="2" meta:paragraph-count="45" meta:word-count="229" meta:character-count="1235" meta:non-whitespace-character-count="1063"/>
  </office:meta>
</office:document-meta>
</file>